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ortunately, the tensor model becomes a little more complicated when we start doing <text:span text:style-name="T1">calculus</text:span><text:span text:style-name="T2"> with it. Here's the problem. Suppose that we consider one vector in two coordinate spaces:</text:span></text:p>
      <text:p text:style-name="Standard"><text:span text:style-name="T2"/></text:p>
      <text:p text:style-name="Standard"><text:span text:style-name="T2"><text:tab/></text:span><text:span text:style-name="T2"><draw:frame draw:style-name="fr1" draw:name="Object1" text:anchor-type="as-char" svg:width="1.1043in" svg:height="0.4398in" draw:z-index="0"><draw:object xlink:href="./Object 1" xlink:type="simple" xlink:show="embed" xlink:actuate="onLoad"/><draw:image xlink:href="./ObjectReplacements/Object 1" xlink:type="simple" xlink:show="embed" xlink:actuate="onLoad"/></draw:frame></text:span></text:p>
      <text:p text:style-name="Standard"><text:span text:style-name="T2"/></text:p>
      <text:p text:style-name="Standard"><text:span text:style-name="T2">Then the differential of the second must be given by the product rule:</text:span></text:p>
      <text:p text:style-name="Standard"><text:span text:style-name="T2"/></text:p>
      <text:p text:style-name="Standard"><text:span text:style-name="T2"><text:tab/></text:span><text:span text:style-name="T2"><draw:frame draw:style-name="fr1" draw:name="Object2" text:anchor-type="as-char" svg:width="2.661in" svg:height="0.4402in" draw:z-index="1"><draw:object xlink:href="./Object 2" xlink:type="simple" xlink:show="embed" xlink:actuate="onLoad"/><draw:image xlink:href="./ObjectReplacements/Object 2" xlink:type="simple" xlink:show="embed" xlink:actuate="onLoad"/></draw:frame></text:span></text:p>
      <text:p text:style-name="Standard"><text:span text:style-name="T2"/></text:p>
      <text:p text:style-name="Standard"><text:span text:style-name="T2">There is a linear dependence on this other term, which represents two z-derivatives of the x-coordinate – in other words, it says something about the local geometry of the tensor space. Just to reinforce this, any linear geometric transformation of the z^k will look something like this:</text:span></text:p>
      <text:p text:style-name="Standard"><text:span text:style-name="T2"/></text:p>
      <text:p text:style-name="Standard"><text:span text:style-name="T2"><text:tab/></text:span><text:span text:style-name="T2"><draw:frame draw:style-name="fr1" draw:name="Object4" text:anchor-type="as-char" svg:width="1.3925in" svg:height="0.2327in" draw:z-index="2"><draw:object xlink:href="./Object 4" xlink:type="simple" xlink:show="embed" xlink:actuate="onLoad"/><draw:image xlink:href="./ObjectReplacements/Object 4" xlink:type="simple" xlink:show="embed" xlink:actuate="onLoad"/></draw:frame></text:span></text:p>
      <text:p text:style-name="Standard"><text:span text:style-name="T2"/></text:p>
      <text:p text:style-name="Standard"><text:span text:style-name="T2">And in such a scenario, we have that .the second term above is identically zero. So, this term is </text:span><text:span text:style-name="T1">linear</text:span><text:span text:style-name="T2"> and it </text:span><text:span text:style-name="T1">is only nonzero in curvy spaces</text:span><text:span text:style-name="T2">. We use this insight to modify our approach to derivatives. A tensor-transforming derivative must look like this:</text:span></text:p>
      <text:p text:style-name="Standard"><text:span text:style-name="T2"><text:tab/></text:span></text:p>
      <text:p text:style-name="Standard"><text:span text:style-name="T2"><text:tab/></text:span><text:span text:style-name="T2"><draw:frame draw:style-name="fr1" draw:name="Object3" text:anchor-type="as-char" svg:width="1.778in" svg:height="0.4402in" draw:z-index="5"><draw:object xlink:href="./Object 3" xlink:type="simple" xlink:show="embed" xlink:actuate="onLoad"/><draw:image xlink:href="./ObjectReplacements/Object 3" xlink:type="simple" xlink:show="embed" xlink:actuate="onLoad"/></draw:frame></text:span></text:p>
      <text:p text:style-name="Standard"><text:span text:style-name="T2"/></text:p>
      <text:p text:style-name="Standard"><text:span text:style-name="T2">Now, we must be clear that Γ is </text:span><text:span text:style-name="T1">not a tensor.</text:span><text:span text:style-name="T2"> It is implicit above, where a tensor is being made out of two components, one of which is non-tensor. But it's worth driving this point home, by observing that the above curvature argument would mean that there are many coordinate systems in which Γ is 0 – any linear transform of an orthogonal set of coordinates will do. And a tensor which was 0 in any coordinate system must be identically 0 in all coordinate systems, and so we wouldn't ever need it. Γ is called the “Christoffel symbol,” instead. With it we construct that full tensor derivative.</text:span></text:p>
      <text:p text:style-name="Standard"><text:span text:style-name="T2"/></text:p>
      <text:p text:style-name="Standard"><text:span text:style-name="T2">In order to understand its properties, and how its indices raise or lower, we must do some more work. Consider a scalar which is a product of two vectors:</text:span></text:p>
      <text:p text:style-name="Standard"><text:span text:style-name="T2"/></text:p>
      <text:p text:style-name="Standard"><text:span text:style-name="T2"><text:tab/></text:span><text:span text:style-name="T2"><draw:frame draw:style-name="fr1" draw:name="Object6" text:anchor-type="as-char" svg:width="0.8516in" svg:height="0.2319in" draw:z-index="3"><draw:object xlink:href="./Object 6" xlink:type="simple" xlink:show="embed" xlink:actuate="onLoad"/><draw:image xlink:href="./ObjectReplacements/Object 6" xlink:type="simple" xlink:show="embed" xlink:actuate="onLoad"/></draw:frame></text:span><text:span text:style-name="T2"> </text:span></text:p>
      <text:p text:style-name="Standard"><text:span text:style-name="T2"/></text:p>
      <text:p text:style-name="Standard"><text:span text:style-name="T2">We take the above derivative of it, to produce a covariant gradient vector:</text:span></text:p>
      <text:p text:style-name="Standard"><text:span text:style-name="T2"/></text:p>
      <text:p text:style-name="Standard"><text:span text:style-name="T2"><text:tab/></text:span><text:span text:style-name="T2"><draw:frame draw:style-name="fr1" draw:name="Object7" text:anchor-type="as-char" svg:width="5.7634in" svg:height="0.4862in" draw:z-index="4"><draw:object xlink:href="./Object 7" xlink:type="simple" xlink:show="embed" xlink:actuate="onLoad"/><draw:image xlink:href="./ObjectReplacements/Object 7" xlink:type="simple" xlink:show="embed" xlink:actuate="onLoad"/></draw:frame></text:span></text:p>
      <text:p text:style-name="Standard"><text:span text:style-name="T2"/></text:p>
      <text:p text:style-name="Standard"><text:span text:style-name="T2">Notice that we are defining a new permutation of the Christoffel symbol indices on the right, to accommodate the fact that B_k is covariant. But, we realize that our scalar must be the same in the orthogonal coordinates as it is in these curvy coordinates, thus D/Dx^j = ∂/∂x^j, and thus:</text:span></text:p>
      <text:p text:style-name="Standard"/>
      <text:p text:style-name="Standard"><text:span text:style-name="T2"><text:tab/></text:span><text:span text:style-name="T2"><draw:frame draw:style-name="fr1" draw:name="Object5" text:anchor-type="as-char" svg:width="1.9898in" svg:height="0.2319in" draw:z-index="6"><draw:object xlink:href="./Object 5" xlink:type="simple" xlink:show="embed" xlink:actuate="onLoad"/><draw:image xlink:href="./ObjectReplacements/Object 5" xlink:type="simple" xlink:show="embed" xlink:actuate="onLoad"/></draw:frame></text:span></text:p>
      <text:p text:style-name="Standard"><text:span text:style-name="T2"/></text:p>
      <text:p text:style-name="Standard"><text:soft-page-break/><text:span text:style-name="T2">We shuffle the symbols on the left-hand product, interchanging i and k. This gives:</text:span></text:p>
      <text:p text:style-name="Standard"><text:span text:style-name="T2"/></text:p>
      <text:p text:style-name="Standard"><text:span text:style-name="T2"><text:tab/></text:span><text:span text:style-name="T2"><draw:frame draw:style-name="fr1" draw:name="Object8" text:anchor-type="as-char" svg:width="1.689in" svg:height="0.2327in" draw:z-index="7"><draw:object xlink:href="./Object 8" xlink:type="simple" xlink:show="embed" xlink:actuate="onLoad"/><draw:image xlink:href="./ObjectReplacements/Object 8" xlink:type="simple" xlink:show="embed" xlink:actuate="onLoad"/></draw:frame></text:span></text:p>
      <text:p text:style-name="Standard"><text:span text:style-name="T2"/></text:p>
      <text:p text:style-name="Standard"><text:span text:style-name="T2">Since this is true for a wide range of vectors A and B, we have discovered that:</text:span></text:p>
      <text:p text:style-name="Standard"><text:span text:style-name="T2"/></text:p>
      <text:p text:style-name="Standard"><text:span text:style-name="T2"><text:tab/></text:span><text:span text:style-name="T2"><draw:frame draw:style-name="fr1" draw:name="Object9" text:anchor-type="as-char" svg:width="1.752in" svg:height="0.4417in" draw:z-index="8"><draw:object xlink:href="./Object 9" xlink:type="simple" xlink:show="embed" xlink:actuate="onLoad"/><draw:image xlink:href="./ObjectReplacements/Object 9" xlink:type="simple" xlink:show="embed" xlink:actuate="onLoad"/></draw:frame></text:span></text:p>
      <text:p text:style-name="Standard"><text:span text:style-name="T2"/></text:p>
      <text:p text:style-name="Standard"><text:span text:style-name="T2">We should also prove that these lower two indices are symmetric – I hinted at this fact when I used a comma above to keep the top index separate from the bottom ones. The proof begins with a false step, because I want to show you an error. You might want to write things like:</text:span></text:p>
      <text:p text:style-name="Standard"><text:span text:style-name="T2"/></text:p>
      <text:p text:style-name="Standard"><text:span text:style-name="T2"><text:tab/></text:span><text:span text:style-name="T2"><draw:frame draw:style-name="fr1" draw:name="Object10" text:anchor-type="as-char" svg:width="1.0866in" svg:height="0.4402in" draw:z-index="9"><draw:object xlink:href="./Object 10" xlink:type="simple" xlink:show="embed" xlink:actuate="onLoad"/><draw:image xlink:href="./ObjectReplacements/Object 10" xlink:type="simple" xlink:show="embed" xlink:actuate="onLoad"/></draw:frame></text:span></text:p>
      <text:p text:style-name="Standard"><text:span text:style-name="T2"/></text:p>
      <text:p text:style-name="Standard"><text:span text:style-name="T2">And you must be very cautious, because this is in the form M^i_j – N^j_i. It is not a reasonable statement within our algebra, where we demand that raised indices be paired with raised indices when adding together. We will subvert this by shifting to M_ij – N_ij :</text:span></text:p>
      <text:p text:style-name="Standard"><text:span text:style-name="T2"/></text:p>
      <text:p text:style-name="Standard"><text:span text:style-name="T2"><text:tab/></text:span><text:span text:style-name="T2"><draw:frame draw:style-name="fr1" draw:name="Object11" text:anchor-type="as-char" svg:width="3.7181in" svg:height="0.4417in" draw:z-index="10"><draw:object xlink:href="./Object 11" xlink:type="simple" xlink:show="embed" xlink:actuate="onLoad"/><draw:image xlink:href="./ObjectReplacements/Object 11" xlink:type="simple" xlink:show="embed" xlink:actuate="onLoad"/></draw:frame></text:span></text:p>
      <text:p text:style-name="Standard"><text:span text:style-name="T2"/></text:p>
      <text:p text:style-name="Standard"><text:span text:style-name="T2">I hope <text:s/>you can see on the right hand side why I wanted this product: it constructs the difference between the two Christoffel symbols with lower indices reversed. To prove that the Christoffel symbol is symmetric means proving that this difference is zero in arbitrary coordinate systems. To do this, we focus on a specific broad class of vectors A_i:</text:span></text:p>
      <text:p text:style-name="Standard"><text:span text:style-name="T2"/></text:p>
      <text:p text:style-name="Standard"><text:span text:style-name="T2"><text:tab/> </text:span><text:span text:style-name="T2"><draw:frame draw:style-name="fr1" draw:name="Object12" text:anchor-type="as-char" svg:width="1.428in" svg:height="0.4165in" draw:z-index="11"><draw:object xlink:href="./Object 12" xlink:type="simple" xlink:show="embed" xlink:actuate="onLoad"/><draw:image xlink:href="./ObjectReplacements/Object 12" xlink:type="simple" xlink:show="embed" xlink:actuate="onLoad"/></draw:frame></text:span></text:p>
      <text:p text:style-name="Standard"><text:span text:style-name="T2"/></text:p>
      <text:p text:style-name="Standard"><text:span text:style-name="T2">For all gradients, we see easily that:</text:span></text:p>
      <text:p text:style-name="Standard"><text:span text:style-name="T2"/></text:p>
      <text:p text:style-name="Standard"><text:span text:style-name="T2"><text:tab/></text:span><text:span text:style-name="T2"><draw:frame draw:style-name="fr1" draw:name="Object13" text:anchor-type="as-char" svg:width="2.8291in" svg:height="0.4417in" draw:z-index="12"><draw:object xlink:href="./Object 13" xlink:type="simple" xlink:show="embed" xlink:actuate="onLoad"/><draw:image xlink:href="./ObjectReplacements/Object 13" xlink:type="simple" xlink:show="embed" xlink:actuate="onLoad"/></draw:frame></text:span></text:p>
      <text:p text:style-name="Standard"><text:span text:style-name="T2"/></text:p>
      <text:p text:style-name="Standard"><text:span text:style-name="T2">Which means that, for all gradients:</text:span></text:p>
      <text:p text:style-name="Standard"><text:span text:style-name="T2"/></text:p>
      <text:p text:style-name="Standard"><text:span text:style-name="T2"><text:tab/></text:span><text:span text:style-name="T2"><draw:frame draw:style-name="fr1" draw:name="Object14" text:anchor-type="as-char" svg:width="2.5in" svg:height="0.4417in" draw:z-index="13"><draw:object xlink:href="./Object 14" xlink:type="simple" xlink:show="embed" xlink:actuate="onLoad"/><draw:image xlink:href="./ObjectReplacements/Object 14" xlink:type="simple" xlink:show="embed" xlink:actuate="onLoad"/></draw:frame></text:span></text:p>
      <text:p text:style-name="Standard"><text:span text:style-name="T2"/></text:p>
      <text:p text:style-name="Standard"><text:span text:style-name="T2">Here's the key. The left hand side is a tensor. The right hand side is 0 in orthogonal coordinates. This means that the left hand side is, in fact, the zero tensor. This means that the right hand side is 0 in all coordinates. And the only way that this could be the case, for the wide class of A_k covered, is if:</text:span></text:p>
      <text:p text:style-name="Standard"><text:span text:style-name="T2"/></text:p>
      <text:p text:style-name="Standard"><text:span text:style-name="T2"><text:tab/></text:span><text:span text:style-name="T2"><draw:frame draw:style-name="fr1" draw:name="Object15" text:anchor-type="as-char" svg:width="0.8091in" svg:height="0.2327in" draw:z-index="14"><draw:object xlink:href="./Object 15" xlink:type="simple" xlink:show="embed" xlink:actuate="onLoad"/><draw:image xlink:href="./ObjectReplacements/Object 15" xlink:type="simple" xlink:show="embed" xlink:actuate="onLoad"/></draw:frame></text:span><text:span text:style-name="T2">, in all coordin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1-17T14:40:37</meta:creation-date>
    <meta:document-statistic meta:table-count="0" meta:image-count="0" meta:object-count="15" meta:page-count="2" meta:paragraph-count="32" meta:word-count="613" meta:character-count="3409"/>
    <dc:date>2010-11-17T15:45:27</dc:date>
    <meta:editing-duration>PT00H13M29S</meta:editing-duration>
    <meta:editing-cycles>1</meta:editing-cycles>
    <meta:generator>OpenOffice.org/3.1$Unix OpenOffice.org_project/310m19$Build-9420</meta:generator>
  </office:meta>
</office:document-meta>
</file>

<file path=Object 1/content.xml><?xml version="1.0" encoding="utf-8"?>
<!DOCTYPE math  PUBLIC '-//OpenOffice.org//DTD Modified W3C MathML 1.01//EN'  'math.dtd'>
<math:math xmlns:math="http://www.w3.org/1998/Math/MathML">
  <math:semantics>
    <math:mrow>
      <math:mover math:accent="true">
        <math:msub>
          <math:mi>A</math:mi>
          <math:mi>m</math:mi>
        </math:msub>
        <math:mo math:stretchy="false">ˉ</math:mo>
      </math:mover>
      <math:mrow>
        <math:mi/>
        <math:mo math:stretchy="false">=</math:mo>
        <math:mi/>
      </math:mrow>
      <math:mfrac>
        <math:mrow>
          <math:mo math:stretchy="false">∂</math:mo>
          <math:msup>
            <math:mi>x</math:mi>
            <math:mi>n</math:mi>
          </math:msup>
        </math:mrow>
        <math:mrow>
          <math:mo math:stretchy="false">∂</math:mo>
          <math:msup>
            <math:mi>z</math:mi>
            <math:mi>m</math:mi>
          </math:msup>
        </math:mrow>
      </math:mfrac>
      <math:mi/>
      <math:msub>
        <math:mi>A</math:mi>
        <math:mi>n</math:mi>
      </math:msub>
    </math:mrow>
    <math:annotation math:encoding="StarMath 5.0">bar A_m ~=~ {partial x^n} over {partial z^m}  ` A_n</math:annotation>
  </math:semantics>
</math:math>
</file>

<file path=Object 10/content.xml><?xml version="1.0" encoding="utf-8"?>
<!DOCTYPE math  PUBLIC '-//OpenOffice.org//DTD Modified W3C MathML 1.01//EN'  'math.dtd'>
<math:math xmlns:math="http://www.w3.org/1998/Math/MathML">
  <math:semantics>
    <math:mrow>
      <math:mfrac>
        <math:mrow>
          <math:mi>D</math:mi>
          <math:msup>
            <math:mi>A</math:mi>
            <math:mi>i</math:mi>
          </math:msup>
        </math:mrow>
        <math:mrow>
          <math:mi>D</math:mi>
          <math:msup>
            <math:mi>x</math:mi>
            <math:mi>j</math:mi>
          </math:msup>
        </math:mrow>
      </math:mfrac>
      <math:mrow>
        <math:mi/>
        <math:mo math:stretchy="false">−</math:mo>
        <math:mi/>
      </math:mrow>
      <math:mfrac>
        <math:mrow>
          <math:mi>D</math:mi>
          <math:msup>
            <math:mi>A</math:mi>
            <math:mi>j</math:mi>
          </math:msup>
        </math:mrow>
        <math:mrow>
          <math:mi>D</math:mi>
          <math:msup>
            <math:mi>x</math:mi>
            <math:mi>i</math:mi>
          </math:msup>
        </math:mrow>
      </math:mfrac>
    </math:mrow>
    <math:annotation math:encoding="StarMath 5.0">{D A^i} over {D x^j} ~-~ {D A^j} over {D x^i}</math:annotation>
  </math:semantics>
</math:math>
</file>

<file path=Object 11/content.xml><?xml version="1.0" encoding="utf-8"?>
<!DOCTYPE math  PUBLIC '-//OpenOffice.org//DTD Modified W3C MathML 1.01//EN'  'math.dtd'>
<math:math xmlns:math="http://www.w3.org/1998/Math/MathML">
  <math:semantics>
    <math:mrow>
      <math:mfrac>
        <math:mrow>
          <math:mi>D</math:mi>
          <math:msub>
            <math:mi>A</math:mi>
            <math:mi>i</math:mi>
          </math:msub>
        </math:mrow>
        <math:mrow>
          <math:mi>D</math:mi>
          <math:msup>
            <math:mi>x</math:mi>
            <math:mi>j</math:mi>
          </math:msup>
        </math:mrow>
      </math:mfrac>
      <math:mrow>
        <math:mi/>
        <math:mo math:stretchy="false">−</math:mo>
        <math:mi/>
      </math:mrow>
      <math:mfrac>
        <math:mrow>
          <math:mi>D</math:mi>
          <math:msub>
            <math:mi>A</math:mi>
            <math:mi>j</math:mi>
          </math:msub>
        </math:mrow>
        <math:mrow>
          <math:mi>D</math:mi>
          <math:msup>
            <math:mi>x</math:mi>
            <math:mi>i</math:mi>
          </math:msup>
        </math:mrow>
      </math:mfrac>
      <math:mrow>
        <math:mi/>
        <math:mo math:stretchy="false">=</math:mo>
        <math:mi/>
      </math:mrow>
      <math:mfrac>
        <math:mrow>
          <math:mo math:stretchy="false">∂</math:mo>
          <math:msub>
            <math:mi>A</math:mi>
            <math:mi>i</math:mi>
          </math:msub>
        </math:mrow>
        <math:mrow>
          <math:mo math:stretchy="false">∂</math:mo>
          <math:msup>
            <math:mi>x</math:mi>
            <math:mi>j</math:mi>
          </math:msup>
        </math:mrow>
      </math:mfrac>
      <math:mrow>
        <math:mi/>
        <math:mo math:stretchy="false">−</math:mo>
        <math:mi/>
      </math:mrow>
      <math:mfrac>
        <math:mrow>
          <math:mo math:stretchy="false">∂</math:mo>
          <math:msub>
            <math:mi>A</math:mi>
            <math:mi>j</math:mi>
          </math:msub>
        </math:mrow>
        <math:mrow>
          <math:mo math:stretchy="false">∂</math:mo>
          <math:msup>
            <math:mi>x</math:mi>
            <math:mi>i</math:mi>
          </math:msup>
        </math:mrow>
      </math:mfrac>
      <math:mrow>
        <math:mi/>
        <math:mo math:stretchy="false">−</math:mo>
        <math:mi/>
      </math:mrow>
      <math:msubsup>
        <math:mo math:stretchy="false">Γ</math:mo>
        <math:mrow>
          <math:mi>j</math:mi>
          <math:mi>i</math:mi>
        </math:mrow>
        <math:mi>k</math:mi>
      </math:msubsup>
      <math:msub>
        <math:mi>A</math:mi>
        <math:mi>k</math:mi>
      </math:msub>
      <math:mrow>
        <math:mi/>
        <math:mo math:stretchy="false">+</math:mo>
        <math:mi/>
      </math:mrow>
      <math:msubsup>
        <math:mo math:stretchy="false">Γ</math:mo>
        <math:mrow>
          <math:mi>i</math:mi>
          <math:mi>j</math:mi>
        </math:mrow>
        <math:mi>k</math:mi>
      </math:msubsup>
      <math:msub>
        <math:mi>A</math:mi>
        <math:mi>k</math:mi>
      </math:msub>
    </math:mrow>
    <math:annotation math:encoding="StarMath 5.0">{D A_i} over {D x^j} ~-~ {D A_j} over {D x^i} ~=~ {partial A_i} over {partial x^j} ~-~ {partial A_j} over {partial x^i} ~-~ %GAMMA^k_{j i} A_k ~+~ %GAMMA^k_{i j} A_k</math:annotation>
  </math:semantics>
</math:math>
</file>

<file path=Object 12/content.xml><?xml version="1.0" encoding="utf-8"?>
<!DOCTYPE math  PUBLIC '-//OpenOffice.org//DTD Modified W3C MathML 1.01//EN'  'math.dtd'>
<math:math xmlns:math="http://www.w3.org/1998/Math/MathML">
  <math:semantics>
    <math:mrow>
      <math:msub>
        <math:mi>A</math:mi>
        <math:mi>i</math:mi>
      </math:msub>
      <math:mrow>
        <math:mi/>
        <math:mo math:stretchy="false">=</math:mo>
        <math:mi/>
      </math:mrow>
      <math:mfrac>
        <math:mrow>
          <math:mi>D</math:mi>
          <math:mo math:stretchy="false">φ</math:mo>
        </math:mrow>
        <math:mrow>
          <math:mi>D</math:mi>
          <math:msup>
            <math:mi>x</math:mi>
            <math:mi>i</math:mi>
          </math:msup>
        </math:mrow>
      </math:mfrac>
      <math:mrow>
        <math:mi/>
        <math:mo math:stretchy="false">=</math:mo>
        <math:mi/>
      </math:mrow>
      <math:mfrac>
        <math:mrow>
          <math:mo math:stretchy="false">∂</math:mo>
          <math:mo math:stretchy="false">φ</math:mo>
        </math:mrow>
        <math:mrow>
          <math:mo math:stretchy="false">∂</math:mo>
          <math:msup>
            <math:mi>x</math:mi>
            <math:mi>i</math:mi>
          </math:msup>
        </math:mrow>
      </math:mfrac>
    </math:mrow>
    <math:annotation math:encoding="StarMath 5.0">A_i ~=~ {D %phi} over {D x^i} ~=~ {partial %phi} over {partial x^i}</math:annotation>
  </math:semantics>
</math:math>
</file>

<file path=Object 13/content.xml><?xml version="1.0" encoding="utf-8"?>
<!DOCTYPE math  PUBLIC '-//OpenOffice.org//DTD Modified W3C MathML 1.01//EN'  'math.dtd'>
<math:math xmlns:math="http://www.w3.org/1998/Math/MathML">
  <math:semantics>
    <math:mrow>
      <math:mfrac>
        <math:mrow>
          <math:mo math:stretchy="false">∂</math:mo>
          <math:msub>
            <math:mi>A</math:mi>
            <math:mi>i</math:mi>
          </math:msub>
        </math:mrow>
        <math:mrow>
          <math:mo math:stretchy="false">∂</math:mo>
          <math:msup>
            <math:mi>x</math:mi>
            <math:mi>j</math:mi>
          </math:msup>
        </math:mrow>
      </math:mfrac>
      <math:mrow>
        <math:mi/>
        <math:mo math:stretchy="false">=</math:mo>
        <math:mi/>
      </math:mrow>
      <math:mfrac>
        <math:mo math:stretchy="false">∂</math:mo>
        <math:mrow>
          <math:mo math:stretchy="false">∂</math:mo>
          <math:msup>
            <math:mi>x</math:mi>
            <math:mi>j</math:mi>
          </math:msup>
        </math:mrow>
      </math:mfrac>
      <math:mi/>
      <math:mfrac>
        <math:mrow>
          <math:mo math:stretchy="false">∂</math:mo>
          <math:mo math:stretchy="false">φ</math:mo>
        </math:mrow>
        <math:mrow>
          <math:mo math:stretchy="false">∂</math:mo>
          <math:msup>
            <math:mi>x</math:mi>
            <math:mi>i</math:mi>
          </math:msup>
        </math:mrow>
      </math:mfrac>
      <math:mrow>
        <math:mi/>
        <math:mo math:stretchy="false">=</math:mo>
        <math:mi/>
      </math:mrow>
      <math:mfrac>
        <math:mo math:stretchy="false">∂</math:mo>
        <math:mrow>
          <math:mo math:stretchy="false">∂</math:mo>
          <math:msup>
            <math:mi>x</math:mi>
            <math:mi>i</math:mi>
          </math:msup>
        </math:mrow>
      </math:mfrac>
      <math:mi/>
      <math:mfrac>
        <math:mrow>
          <math:mo math:stretchy="false">∂</math:mo>
          <math:mo math:stretchy="false">φ</math:mo>
        </math:mrow>
        <math:mrow>
          <math:mo math:stretchy="false">∂</math:mo>
          <math:msup>
            <math:mi>x</math:mi>
            <math:mi>j</math:mi>
          </math:msup>
        </math:mrow>
      </math:mfrac>
      <math:mrow>
        <math:mi/>
        <math:mo math:stretchy="false">=</math:mo>
        <math:mi/>
      </math:mrow>
      <math:mfrac>
        <math:mrow>
          <math:mo math:stretchy="false">∂</math:mo>
          <math:msub>
            <math:mi>A</math:mi>
            <math:mi>j</math:mi>
          </math:msub>
        </math:mrow>
        <math:mrow>
          <math:mo math:stretchy="false">∂</math:mo>
          <math:msup>
            <math:mi>x</math:mi>
            <math:mi>i</math:mi>
          </math:msup>
        </math:mrow>
      </math:mfrac>
    </math:mrow>
    <math:annotation math:encoding="StarMath 5.0">{partial A_i} over {partial x^j} ~=~ {partial} over {partial x^j} ` {partial %phi} over {partial x^i} ~=~ {partial} over {partial x^i} ` {partial %phi} over {partial x^j} ~=~ {partial A_j} over {partial x^i}</math:annotation>
  </math:semantics>
</math:math>
</file>

<file path=Object 14/content.xml><?xml version="1.0" encoding="utf-8"?>
<!DOCTYPE math  PUBLIC '-//OpenOffice.org//DTD Modified W3C MathML 1.01//EN'  'math.dtd'>
<math:math xmlns:math="http://www.w3.org/1998/Math/MathML">
  <math:semantics>
    <math:mrow>
      <math:mfrac>
        <math:mrow>
          <math:mi>D</math:mi>
          <math:msub>
            <math:mi>A</math:mi>
            <math:mi>i</math:mi>
          </math:msub>
        </math:mrow>
        <math:mrow>
          <math:mi>D</math:mi>
          <math:msup>
            <math:mi>x</math:mi>
            <math:mi>j</math:mi>
          </math:msup>
        </math:mrow>
      </math:mfrac>
      <math:mrow>
        <math:mi/>
        <math:mo math:stretchy="false">−</math:mo>
        <math:mi/>
      </math:mrow>
      <math:mfrac>
        <math:mrow>
          <math:mi>D</math:mi>
          <math:msub>
            <math:mi>A</math:mi>
            <math:mi>j</math:mi>
          </math:msub>
        </math:mrow>
        <math:mrow>
          <math:mi>D</math:mi>
          <math:msup>
            <math:mi>x</math:mi>
            <math:mi>i</math:mi>
          </math:msup>
        </math:mrow>
      </math:mfrac>
      <math:mrow>
        <math:mi/>
        <math:mo math:stretchy="false">=</math:mo>
        <math:mi/>
      </math:mrow>
      <math:msubsup>
        <math:mo math:stretchy="false">Γ</math:mo>
        <math:mrow>
          <math:mi>i</math:mi>
          <math:mi>j</math:mi>
        </math:mrow>
        <math:mi>k</math:mi>
      </math:msubsup>
      <math:msub>
        <math:mi>A</math:mi>
        <math:mi>k</math:mi>
      </math:msub>
      <math:mrow>
        <math:mi/>
        <math:mo math:stretchy="false">−</math:mo>
        <math:mi/>
      </math:mrow>
      <math:msubsup>
        <math:mo math:stretchy="false">Γ</math:mo>
        <math:mrow>
          <math:mi>j</math:mi>
          <math:mi>i</math:mi>
        </math:mrow>
        <math:mi>k</math:mi>
      </math:msubsup>
      <math:msub>
        <math:mi>A</math:mi>
        <math:mi>k</math:mi>
      </math:msub>
    </math:mrow>
    <math:annotation math:encoding="StarMath 5.0">{D A_i} over {D x^j} ~-~ {D A_j} over {D x^i} ~=~ %GAMMA^k_{i j} A_k ~-~ %GAMMA^k_{j i} A_k </math:annotation>
  </math:semantics>
</math:math>
</file>

<file path=Object 15/content.xml><?xml version="1.0" encoding="utf-8"?>
<!DOCTYPE math  PUBLIC '-//OpenOffice.org//DTD Modified W3C MathML 1.01//EN'  'math.dtd'>
<math:math xmlns:math="http://www.w3.org/1998/Math/MathML">
  <math:semantics>
    <math:mrow>
      <math:msubsup>
        <math:mo math:stretchy="false">Γ</math:mo>
        <math:mrow>
          <math:mi>i</math:mi>
          <math:mi>j</math:mi>
        </math:mrow>
        <math:mi>k</math:mi>
      </math:msubsup>
      <math:mrow>
        <math:mi/>
        <math:mo math:stretchy="false">=</math:mo>
        <math:mi/>
      </math:mrow>
      <math:msubsup>
        <math:mo math:stretchy="false">Γ</math:mo>
        <math:mrow>
          <math:mi>j</math:mi>
          <math:mi>i</math:mi>
        </math:mrow>
        <math:mi>k</math:mi>
      </math:msubsup>
    </math:mrow>
    <math:annotation math:encoding="StarMath 5.0">%GAMMA^k_{i j} ~=~ %GAMMA^k_{j i} </math:annotation>
  </math:semantics>
</math:math>
</file>

<file path=Object 2/content.xml><?xml version="1.0" encoding="utf-8"?>
<!DOCTYPE math  PUBLIC '-//OpenOffice.org//DTD Modified W3C MathML 1.01//EN'  'math.dtd'>
<math:math xmlns:math="http://www.w3.org/1998/Math/MathML">
  <math:semantics>
    <math:mrow>
      <math:mi>d</math:mi>
      <math:mover math:accent="true">
        <math:msub>
          <math:mi>A</math:mi>
          <math:mi>m</math:mi>
        </math:msub>
        <math:mo math:stretchy="false">ˉ</math:mo>
      </math:mover>
      <math:mrow>
        <math:mi/>
        <math:mo math:stretchy="false">=</math:mo>
        <math:mi/>
      </math:mrow>
      <math:mfrac>
        <math:mrow>
          <math:mo math:stretchy="false">∂</math:mo>
          <math:msup>
            <math:mi>x</math:mi>
            <math:mi>n</math:mi>
          </math:msup>
        </math:mrow>
        <math:mrow>
          <math:mo math:stretchy="false">∂</math:mo>
          <math:msup>
            <math:mi>z</math:mi>
            <math:mi>m</math:mi>
          </math:msup>
        </math:mrow>
      </math:mfrac>
      <math:mi/>
      <math:msub>
        <math:mi math:fontstyle="italic">dA</math:mi>
        <math:mi>n</math:mi>
      </math:msub>
      <math:mrow>
        <math:mi/>
        <math:mo math:stretchy="false">+</math:mo>
        <math:mi/>
      </math:mrow>
      <math:msub>
        <math:mi>A</math:mi>
        <math:mi>n</math:mi>
      </math:msub>
      <math:mfrac>
        <math:mo math:stretchy="false">∂</math:mo>
        <math:mrow>
          <math:mo math:stretchy="false">∂</math:mo>
          <math:msup>
            <math:mi>z</math:mi>
            <math:mi>k</math:mi>
          </math:msup>
        </math:mrow>
      </math:mfrac>
      <math:mfrac>
        <math:mrow>
          <math:mo math:stretchy="false">∂</math:mo>
          <math:msup>
            <math:mi>x</math:mi>
            <math:mi>n</math:mi>
          </math:msup>
        </math:mrow>
        <math:mrow>
          <math:mo math:stretchy="false">∂</math:mo>
          <math:msup>
            <math:mi>z</math:mi>
            <math:mi>m</math:mi>
          </math:msup>
        </math:mrow>
      </math:mfrac>
      <math:mi/>
      <math:msup>
        <math:mi math:fontstyle="italic">dz</math:mi>
        <math:mi>k</math:mi>
      </math:msup>
    </math:mrow>
    <math:annotation math:encoding="StarMath 5.0">d bar A_m ~=~ {partial x^n} over {partial z^m}  ` dA_n ~+~ A_n {partial } over {partial z^k} {partial x^n} over {partial z^m} ` dz^k</math:annotation>
  </math:semantics>
</math:math>
</file>

<file path=Object 3/content.xml><?xml version="1.0" encoding="utf-8"?>
<!DOCTYPE math  PUBLIC '-//OpenOffice.org//DTD Modified W3C MathML 1.01//EN'  'math.dtd'>
<math:math xmlns:math="http://www.w3.org/1998/Math/MathML">
  <math:semantics>
    <math:mrow>
      <math:mfrac>
        <math:mrow>
          <math:mi>D</math:mi>
          <math:msup>
            <math:mi>A</math:mi>
            <math:mi>i</math:mi>
          </math:msup>
        </math:mrow>
        <math:mrow>
          <math:mi>D</math:mi>
          <math:msup>
            <math:mi>x</math:mi>
            <math:mi>j</math:mi>
          </math:msup>
        </math:mrow>
      </math:mfrac>
      <math:mrow>
        <math:mi/>
        <math:mo math:stretchy="false">=</math:mo>
        <math:mi/>
      </math:mrow>
      <math:mfrac>
        <math:mrow>
          <math:mo math:stretchy="false">∂</math:mo>
          <math:msup>
            <math:mi>A</math:mi>
            <math:mi>i</math:mi>
          </math:msup>
        </math:mrow>
        <math:mrow>
          <math:mo math:stretchy="false">∂</math:mo>
          <math:msup>
            <math:mi>x</math:mi>
            <math:mi>j</math:mi>
          </math:msup>
        </math:mrow>
      </math:mfrac>
      <math:mrow>
        <math:mi/>
        <math:mo math:stretchy="false">+</math:mo>
        <math:mi/>
      </math:mrow>
      <math:msubsup>
        <math:mo math:stretchy="false">Γ</math:mo>
        <math:mrow>
          <math:mi>j</math:mi>
          <math:mi>k</math:mi>
        </math:mrow>
        <math:mi>i</math:mi>
      </math:msubsup>
      <math:mi/>
      <math:msup>
        <math:mi>A</math:mi>
        <math:mi>k</math:mi>
      </math:msup>
    </math:mrow>
    <math:annotation math:encoding="StarMath 5.0">{D A^i} over {D x^j} ~=~ {partial A^i} over {partial x^j} ~+~ %GAMMA^i_{j k} ` A^k</math:annotation>
  </math:semantics>
</math:math>
</file>

<file path=Object 4/content.xml><?xml version="1.0" encoding="utf-8"?>
<!DOCTYPE math  PUBLIC '-//OpenOffice.org//DTD Modified W3C MathML 1.01//EN'  'math.dtd'>
<math:math xmlns:math="http://www.w3.org/1998/Math/MathML">
  <math:semantics>
    <math:mrow>
      <math:msup>
        <math:mi>x</math:mi>
        <math:mi>i</math:mi>
      </math:msup>
      <math:mrow>
        <math:mi/>
        <math:mo math:stretchy="false">=</math:mo>
        <math:mi/>
      </math:mrow>
      <math:msubsup>
        <math:mi>M</math:mi>
        <math:mi>k</math:mi>
        <math:mi>i</math:mi>
      </math:msubsup>
      <math:mi/>
      <math:msup>
        <math:mi>z</math:mi>
        <math:mi>k</math:mi>
      </math:msup>
      <math:mrow>
        <math:mi/>
        <math:mo math:stretchy="false">+</math:mo>
        <math:mi/>
      </math:mrow>
      <math:msubsup>
        <math:mi>x</math:mi>
        <math:mn>0</math:mn>
        <math:mi>i</math:mi>
      </math:msubsup>
    </math:mrow>
    <math:annotation math:encoding="StarMath 5.0">x^i ~=~ M^i_k ` z^k ~+~ x^i_0</math:annotation>
  </math:semantics>
</math:math>
</file>

<file path=Object 5/content.xml><?xml version="1.0" encoding="utf-8"?>
<!DOCTYPE math  PUBLIC '-//OpenOffice.org//DTD Modified W3C MathML 1.01//EN'  'math.dtd'>
<math:math xmlns:math="http://www.w3.org/1998/Math/MathML">
  <math:semantics>
    <math:mrow>
      <math:msubsup>
        <math:mo math:stretchy="false">Γ</math:mo>
        <math:mrow>
          <math:mi>j</math:mi>
          <math:mi>k</math:mi>
        </math:mrow>
        <math:mi>i</math:mi>
      </math:msubsup>
      <math:msup>
        <math:mi>A</math:mi>
        <math:mi>k</math:mi>
      </math:msup>
      <math:msub>
        <math:mi>B</math:mi>
        <math:mi>i</math:mi>
      </math:msub>
      <math:mrow>
        <math:mi/>
        <math:mo math:stretchy="false">+</math:mo>
        <math:mi/>
      </math:mrow>
      <math:msubsup>
        <math:mo math:stretchy="false">Γ</math:mo>
        <math:mrow>
          <math:mi>i</math:mi>
          <math:mi>,</math:mi>
          <math:mi>j</math:mi>
        </math:mrow>
        <math:mi>k</math:mi>
      </math:msubsup>
      <math:msub>
        <math:mi>B</math:mi>
        <math:mi>k</math:mi>
      </math:msub>
      <math:msup>
        <math:mi>A</math:mi>
        <math:mi>i</math:mi>
      </math:msup>
      <math:mrow>
        <math:mi/>
        <math:mo math:stretchy="false">=</math:mo>
        <math:mi/>
      </math:mrow>
      <math:mn>0</math:mn>
    </math:mrow>
    <math:annotation math:encoding="StarMath 5.0">%GAMMA^i_{j k} A^k B_i ~+~ %GAMMA^k_{i,j} B_k A^i ~=~ 0</math:annotation>
  </math:semantics>
</math:math>
</file>

<file path=Object 6/content.xml><?xml version="1.0" encoding="utf-8"?>
<!DOCTYPE math  PUBLIC '-//OpenOffice.org//DTD Modified W3C MathML 1.01//EN'  'math.dtd'>
<math:math xmlns:math="http://www.w3.org/1998/Math/MathML">
  <math:semantics>
    <math:mrow>
      <math:mo math:stretchy="false">φ</math:mo>
      <math:mrow>
        <math:mi/>
        <math:mo math:stretchy="false">=</math:mo>
        <math:mi/>
      </math:mrow>
      <math:msup>
        <math:mi>A</math:mi>
        <math:mi>i</math:mi>
      </math:msup>
      <math:mi/>
      <math:msub>
        <math:mi>B</math:mi>
        <math:mi>i</math:mi>
      </math:msub>
    </math:mrow>
    <math:annotation math:encoding="StarMath 5.0">%phi ~=~ A^i ` B_i</math:annotation>
  </math:semantics>
</math:math>
</file>

<file path=Object 7/content.xml><?xml version="1.0" encoding="utf-8"?>
<!DOCTYPE math  PUBLIC '-//OpenOffice.org//DTD Modified W3C MathML 1.01//EN'  'math.dtd'>
<math:math xmlns:math="http://www.w3.org/1998/Math/MathML">
  <math:semantics>
    <math:mrow>
      <math:mfrac>
        <math:mrow>
          <math:mi>D</math:mi>
          <math:mo math:stretchy="false">φ</math:mo>
        </math:mrow>
        <math:mrow>
          <math:mi>D</math:mi>
          <math:msup>
            <math:mi>x</math:mi>
            <math:mi>j</math:mi>
          </math:msup>
        </math:mrow>
      </math:mfrac>
      <math:mrow>
        <math:mi/>
        <math:mo math:stretchy="false">=</math:mo>
        <math:mi/>
      </math:mrow>
      <math:mfenced math:open="" math:close="">
        <math:mfrac>
          <math:mrow>
            <math:mi>D</math:mi>
            <math:msup>
              <math:mi>A</math:mi>
              <math:mi>i</math:mi>
            </math:msup>
          </math:mrow>
          <math:mrow>
            <math:mi>D</math:mi>
            <math:msup>
              <math:mi>x</math:mi>
              <math:mi>j</math:mi>
            </math:msup>
          </math:mrow>
        </math:mfrac>
      </math:mfenced>
      <math:mi/>
      <math:msub>
        <math:mi>B</math:mi>
        <math:mi>i</math:mi>
      </math:msub>
      <math:mrow>
        <math:mi/>
        <math:mo math:stretchy="false">+</math:mo>
        <math:mi/>
      </math:mrow>
      <math:msup>
        <math:mi>A</math:mi>
        <math:mi>i</math:mi>
      </math:msup>
      <math:mi/>
      <math:mfenced math:open="" math:close="">
        <math:mfrac>
          <math:mrow>
            <math:mi>D</math:mi>
            <math:msub>
              <math:mi>B</math:mi>
              <math:mi>i</math:mi>
            </math:msub>
          </math:mrow>
          <math:mrow>
            <math:mi>D</math:mi>
            <math:msup>
              <math:mi>x</math:mi>
              <math:mi>j</math:mi>
            </math:msup>
          </math:mrow>
        </math:mfrac>
      </math:mfenced>
      <math:mrow>
        <math:mi/>
        <math:mo math:stretchy="false">=</math:mo>
        <math:mi/>
      </math:mrow>
      <math:mfrac>
        <math:mrow>
          <math:mo math:stretchy="false">∂</math:mo>
          <math:msup>
            <math:mi>A</math:mi>
            <math:mi>i</math:mi>
          </math:msup>
        </math:mrow>
        <math:mrow>
          <math:mo math:stretchy="false">∂</math:mo>
          <math:msup>
            <math:mi>x</math:mi>
            <math:mi>j</math:mi>
          </math:msup>
        </math:mrow>
      </math:mfrac>
      <math:mi/>
      <math:msub>
        <math:mi>B</math:mi>
        <math:mi>i</math:mi>
      </math:msub>
      <math:mrow>
        <math:mi/>
        <math:mo math:stretchy="false">+</math:mo>
        <math:mi/>
      </math:mrow>
      <math:msup>
        <math:mi>A</math:mi>
        <math:mi>i</math:mi>
      </math:msup>
      <math:mi/>
      <math:mfrac>
        <math:mrow>
          <math:mo math:stretchy="false">∂</math:mo>
          <math:msub>
            <math:mi>B</math:mi>
            <math:mi>i</math:mi>
          </math:msub>
        </math:mrow>
        <math:mrow>
          <math:mo math:stretchy="false">∂</math:mo>
          <math:msup>
            <math:mi>x</math:mi>
            <math:mi>j</math:mi>
          </math:msup>
        </math:mrow>
      </math:mfrac>
      <math:mrow>
        <math:mi/>
        <math:mo math:stretchy="false">+</math:mo>
        <math:mi/>
      </math:mrow>
      <math:msubsup>
        <math:mo math:stretchy="false">Γ</math:mo>
        <math:mrow>
          <math:mi>j</math:mi>
          <math:mi>k</math:mi>
        </math:mrow>
        <math:mi>i</math:mi>
      </math:msubsup>
      <math:msup>
        <math:mi>A</math:mi>
        <math:mi>k</math:mi>
      </math:msup>
      <math:msub>
        <math:mi>B</math:mi>
        <math:mi>i</math:mi>
      </math:msub>
      <math:mrow>
        <math:mi/>
        <math:mo math:stretchy="false">+</math:mo>
        <math:mi/>
      </math:mrow>
      <math:msubsup>
        <math:mo math:stretchy="false">Γ</math:mo>
        <math:mrow>
          <math:mi>i</math:mi>
          <math:mi>,</math:mi>
          <math:mi>j</math:mi>
        </math:mrow>
        <math:mi>k</math:mi>
      </math:msubsup>
      <math:msub>
        <math:mi>B</math:mi>
        <math:mi>k</math:mi>
      </math:msub>
      <math:msup>
        <math:mi>A</math:mi>
        <math:mi>i</math:mi>
      </math:msup>
    </math:mrow>
    <math:annotation math:encoding="StarMath 5.0">{D %phi} over {D x^j} ~=~ left ( {D A^i} over {D x^j} right )` B_i ~+~ A^i ` left ( {D B_i} over {D x^j} right ) ~=~ {partial A^i} over {partial x^j} ` B_i ~+~ A^i ` {partial B_i} over {partial x^j}  ~+~ %GAMMA^i_{j k} A^k B_i ~+~ %GAMMA^k_{i,j} B_k A^i</math:annotation>
  </math:semantics>
</math:math>
</file>

<file path=Object 8/content.xml><?xml version="1.0" encoding="utf-8"?>
<!DOCTYPE math  PUBLIC '-//OpenOffice.org//DTD Modified W3C MathML 1.01//EN'  'math.dtd'>
<math:math xmlns:math="http://www.w3.org/1998/Math/MathML">
  <math:semantics>
    <math:mrow>
      <math:msubsup>
        <math:mo math:stretchy="false">Γ</math:mo>
        <math:mrow>
          <math:mi>i</math:mi>
          <math:mi>,</math:mi>
          <math:mi>j</math:mi>
        </math:mrow>
        <math:mi>k</math:mi>
      </math:msubsup>
      <math:msub>
        <math:mi>B</math:mi>
        <math:mi>k</math:mi>
      </math:msub>
      <math:msup>
        <math:mi>A</math:mi>
        <math:mi>i</math:mi>
      </math:msup>
      <math:mrow>
        <math:mi/>
        <math:mo math:stretchy="false">=</math:mo>
        <math:mrow>
          <math:mi/>
          <math:mo math:stretchy="false">−</math:mo>
          <math:msubsup>
            <math:mo math:stretchy="false">Γ</math:mo>
            <math:mrow>
              <math:mi>j</math:mi>
              <math:mi>i</math:mi>
            </math:mrow>
            <math:mi>k</math:mi>
          </math:msubsup>
        </math:mrow>
      </math:mrow>
      <math:msup>
        <math:mi>A</math:mi>
        <math:mi>i</math:mi>
      </math:msup>
      <math:msub>
        <math:mi>B</math:mi>
        <math:mi>k</math:mi>
      </math:msub>
    </math:mrow>
    <math:annotation math:encoding="StarMath 5.0">%GAMMA^k_{i,j} B_k A^i ~=~ - %GAMMA^k_{j i} A^i B_k </math:annotation>
  </math:semantics>
</math:math>
</file>

<file path=Object 9/content.xml><?xml version="1.0" encoding="utf-8"?>
<!DOCTYPE math  PUBLIC '-//OpenOffice.org//DTD Modified W3C MathML 1.01//EN'  'math.dtd'>
<math:math xmlns:math="http://www.w3.org/1998/Math/MathML">
  <math:semantics>
    <math:mrow>
      <math:mfrac>
        <math:mrow>
          <math:mi>D</math:mi>
          <math:msub>
            <math:mi>A</math:mi>
            <math:mi>i</math:mi>
          </math:msub>
        </math:mrow>
        <math:mrow>
          <math:mi>D</math:mi>
          <math:msup>
            <math:mi>x</math:mi>
            <math:mi>j</math:mi>
          </math:msup>
        </math:mrow>
      </math:mfrac>
      <math:mrow>
        <math:mi/>
        <math:mo math:stretchy="false">=</math:mo>
        <math:mi/>
      </math:mrow>
      <math:mfrac>
        <math:mrow>
          <math:mo math:stretchy="false">∂</math:mo>
          <math:msub>
            <math:mi>A</math:mi>
            <math:mi>i</math:mi>
          </math:msub>
        </math:mrow>
        <math:mrow>
          <math:mo math:stretchy="false">∂</math:mo>
          <math:msup>
            <math:mi>x</math:mi>
            <math:mi>j</math:mi>
          </math:msup>
        </math:mrow>
      </math:mfrac>
      <math:mrow>
        <math:mi/>
        <math:mo math:stretchy="false">−</math:mo>
        <math:mi/>
      </math:mrow>
      <math:msubsup>
        <math:mo math:stretchy="false">Γ</math:mo>
        <math:mrow>
          <math:mi>j</math:mi>
          <math:mi>i</math:mi>
        </math:mrow>
        <math:mi>k</math:mi>
      </math:msubsup>
      <math:mi/>
      <math:msub>
        <math:mi>A</math:mi>
        <math:mi>k</math:mi>
      </math:msub>
    </math:mrow>
    <math:annotation math:encoding="StarMath 5.0">{D A_i} over {D x^j} ~=~ {partial A_i} over {partial x^j} ~-~ %GAMMA^k_{j i} ` A_k</math:annotation>
  </math:semantics>
</math:math>
</file>